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a77a" officeooo:paragraph-rsid="000fa77a"/>
    </style:style>
    <style:style style:name="P2" style:family="paragraph" style:parent-style-name="Standard">
      <style:text-properties officeooo:rsid="00186f08" officeooo:paragraph-rsid="00186f08"/>
    </style:style>
    <style:style style:name="P3" style:family="paragraph" style:parent-style-name="Standard">
      <style:text-properties officeooo:rsid="001a3b9b" officeooo:paragraph-rsid="001a3b9b"/>
    </style:style>
    <style:style style:name="P4" style:family="paragraph" style:parent-style-name="Standard">
      <style:text-properties officeooo:rsid="001baa10" officeooo:paragraph-rsid="001baa10"/>
    </style:style>
    <style:style style:name="P5" style:family="paragraph" style:parent-style-name="Standard">
      <style:text-properties officeooo:rsid="001f0404" officeooo:paragraph-rsid="001f0404"/>
    </style:style>
    <style:style style:name="P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baa10" officeooo:paragraph-rsid="001baa10"/>
    </style:style>
    <style:style style:name="T1" style:family="text">
      <style:text-properties officeooo:rsid="00176b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<text:span text:style-name="T1">Runs on rexter in input give XABC and enter and ABCD and press enter</text:span></text:p>
      <text:p text:style-name="P2"/>
      <text:p text:style-name="P4">Enter hexadecimal No. : XABC</text:p>
      <text:p text:style-name="P4"/>
      <text:p text:style-name="P4">The Hexadecimal no. is : XABC</text:p>
      <text:p text:style-name="P4">Enter valid input!</text:p>
      <text:p text:style-name="P4">Enter hexadecimal No. : AxBC</text:p>
      <text:p text:style-name="P4"/>
      <text:p text:style-name="P4">The Hexadecimal no. is : AxBC</text:p>
      <text:p text:style-name="P4">Enter valid input!</text:p>
      <text:p text:style-name="P4">Enter hexadecimal No. : ABXC</text:p>
      <text:p text:style-name="P4"/>
      <text:p text:style-name="P4">The Hexadecimal no. is : ABXC</text:p>
      <text:p text:style-name="P4">Enter valid input!</text:p>
      <text:p text:style-name="P4">Enter hexadecimal No. : ABCX</text:p>
      <text:p text:style-name="P4"/>
      <text:p text:style-name="P4">The Hexadecimal no. is : ABCX</text:p>
      <text:p text:style-name="P4">Enter valid input!</text:p>
      <text:p text:style-name="P4">Enter hexadecimal No. : AXYD</text:p>
      <text:p text:style-name="P4"/>
      <text:p text:style-name="P4">The Hexadecimal no. is : AXYD</text:p>
      <text:p text:style-name="P4">Enter valid input!</text:p>
      <text:p text:style-name="P4">Enter hexadecimal No. : ABCD</text:p>
      <text:p text:style-name="P4"/>
      <text:p text:style-name="P4">The Hexadecimal no. is : ABCD</text:p>
      <text:p text:style-name="P4"/>
      <text:p text:style-name="P6">The BCD no. is : 7117</text:p>
      <text:p text:style-name="P5">Enter hexadecimal No. : 04D2</text:p>
      <text:p text:style-name="P5"/>
      <text:p text:style-name="P5">The Hexadecimal no. is : 04D2</text:p>
      <text:p text:style-name="P5"/>
      <text:p text:style-name="P5">The BCD no. is : 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05.126482911</meta:creation-date>
    <dc:date>2017-03-24T15:45:42.442571859</dc:date>
    <meta:editing-duration>PT17M41S</meta:editing-duration>
    <meta:editing-cycles>13</meta:editing-cycles>
    <meta:generator>LibreOffice/5.1.3.2$Linux_X86_64 LibreOffice_project/10$Build-2</meta:generator>
    <meta:document-statistic meta:table-count="0" meta:image-count="0" meta:object-count="0" meta:page-count="1" meta:paragraph-count="22" meta:word-count="118" meta:character-count="600" meta:non-whitespace-character-count="504"/>
  </office:meta>
</office:document-meta>
</file>